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6">To Figure 9, Figure 12, Figure 7 – figure supplement 1, </text:span></text:p>
      <text:p text:style-name="P11"><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line-break/><text:line-break/>(3) Minor corrections to the text and figures. <text:line-break/><text:line-break/>Figure 1: "outgoing" not "outgoung" in panels M, O, Q. <text:line-break/><text:line-break/>Line 128: We may need a precise definition of "cable length". <text:line-break/><text:soft-page-break/><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line-break/><text:line-break/>Figure 23: "right view, left side" is confusing. <text:line-break/><text:line-break/>Line 406 : the first mention of the Platynereis cryptic segment, as far as I know, is Saudemont et al, 2008. <text:line-break/><text:line-break/>Figure 45: descending and decussating, 2nd and 3rd line of the legend. <text:line-break/><text:line-break/>The format of data source tables is not homogeneized with some files in Excel format and others in plain comma format.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08-18T16:01:31.106267697</dc:date>
    <meta:editing-duration>P1DT8H25M45S</meta:editing-duration>
    <meta:editing-cycles>3</meta:editing-cycles>
    <meta:generator>LibreOffice/7.3.7.2$Linux_X86_64 LibreOffice_project/30$Build-2</meta:generator>
    <meta:document-statistic meta:table-count="0" meta:image-count="0" meta:object-count="0" meta:page-count="5" meta:paragraph-count="15" meta:word-count="1929" meta:character-count="12447" meta:non-whitespace-character-count="10424"/>
  </office:meta>
</office:document-meta>
</file>